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loext:contextual-spacing="false"/>
    </style:style>
    <style:style style:name="P2" style:family="paragraph" style:parent-style-name="Heading_20_1">
      <style:paragraph-properties fo:margin-top="0cm" fo:margin-bottom="0cm" loext:contextual-spacing="false"/>
      <style:text-properties officeooo:paragraph-rsid="000ea90d"/>
    </style:style>
    <style:style style:name="P3" style:family="paragraph" style:parent-style-name="Author">
      <style:text-properties fo:font-size="10pt" style:font-size-asian="10pt"/>
    </style:style>
    <style:style style:name="P4" style:family="paragraph" style:parent-style-name="Author">
      <style:text-properties fo:font-size="10pt" officeooo:rsid="000e5dba" officeooo:paragraph-rsid="000e5dba" style:font-size-asian="10pt"/>
    </style:style>
    <style:style style:name="P5" style:family="paragraph" style:parent-style-name="Standard">
      <style:text-properties officeooo:rsid="000ea90d" officeooo:paragraph-rsid="000ea90d"/>
    </style:style>
    <style:style style:name="P6" style:family="paragraph" style:parent-style-name="Standard">
      <style:text-properties officeooo:rsid="000efffb" officeooo:paragraph-rsid="000efffb"/>
    </style:style>
    <style:style style:name="P7" style:family="paragraph" style:parent-style-name="Standard">
      <style:text-properties officeooo:rsid="001003ac" officeooo:paragraph-rsid="001003ac"/>
    </style:style>
    <style:style style:name="P8" style:family="paragraph" style:parent-style-name="Heading_20_1">
      <style:text-properties officeooo:rsid="000efffb"/>
    </style:style>
    <style:style style:name="P9" style:family="paragraph" style:parent-style-name="Title" style:master-page-name="Standard">
      <style:paragraph-properties fo:margin-top="0cm" fo:margin-bottom="0.318cm" loext:contextual-spacing="false" style:page-number="auto"/>
      <style:text-properties officeooo:rsid="000e5dba" officeooo:paragraph-rsid="000e5dba"/>
    </style:style>
    <style:style style:name="P10" style:family="paragraph" style:parent-style-name="References" style:list-style-name="WWNum15"/>
    <style:style style:name="T1" style:family="text">
      <style:text-properties officeooo:rsid="000ea90d"/>
    </style:style>
    <style:style style:name="T2" style:family="text">
      <style:text-properties officeooo:rsid="000efffb"/>
    </style:style>
    <style:style style:name="T3" style:family="text">
      <style:text-properties officeooo:rsid="00117149"/>
    </style:style>
    <style:style style:name="T4" style:family="text">
      <style:text-properties officeooo:rsid="0015318c"/>
    </style:style>
    <style:style style:name="T5" style:family="text">
      <style:text-properties officeooo:rsid="0015ce65"/>
    </style:style>
    <style:style style:name="T6" style:family="text">
      <style:text-properties officeooo:rsid="001761e9"/>
    </style:style>
    <style:style style:name="T7" style:family="text">
      <style:text-properties officeooo:rsid="0018e075"/>
    </style:style>
    <style:style style:name="T8" style:family="text">
      <style:text-properties officeooo:rsid="0019c596"/>
    </style:style>
    <style:style style:name="Sect1" style:family="section">
      <style:section-properties style:editable="false">
        <style:columns fo:column-count="2" fo:column-gap="0.762cm">
          <style:column style:rel-width="32767*" fo:start-indent="0cm" fo:end-indent="0.381cm"/>
          <style:column style:rel-width="32768*" fo:start-indent="0.381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Leg-It</text:h>
      <text:p text:style-name="P4">Povilas Plukas, Tariq Essa, Scott Duncan, Illya Petrovskyy</text:p>
      <text:p text:style-name="P4">Inglo<text:span text:style-name="T1">u</text:span>rious Basterds</text:p>
      <text:p text:style-name="P3"/>
      <text:section text:style-name="Sect1" text:name="TextSection">
        <text:h text:style-name="P1" text:outline-level="1"><text:span text:style-name="T3">#</text:span>ABSTRACT</text:h>
        <text:p text:style-name="Standard">Provide a 150 word abstract that provides an overview of your project. This should describe the key features of your system and a summary of the results of your user stud<text:span text:style-name="T4">y</text:span>.</text:p>
        <text:h text:style-name="Heading_20_1" text:outline-level="1">INTRODUCTION</text:h>
        <text:p text:style-name="P5"><text:span text:style-name="T5">The</text:span> project provides tools for finding and planning walking/running routes. <text:span text:style-name="T4">Users will be given a map in which to plan and see routes to travel on, as well as the option of per-determined paths. </text:span>Once the route is <text:span text:style-name="T6">uploaded, </text:span>planned <text:span text:style-name="T4">or picked</text:span>, the web app calculates useful metadata like length and <text:span text:style-name="T6">the </text:span>elevation difference of th<text:span text:style-name="T4">e journey.</text:span> The design of the app is supposed to be simplistic and eas<text:span text:style-name="T7">ily </text:span>pick<text:span text:style-name="T7">ed</text:span> up by <text:span text:style-name="T4">the</text:span> average user. </text:p>
        <text:p text:style-name="P5">#todo ap<text:span text:style-name="T2">p</text:span>roach + results</text:p>
        <text:h text:style-name="P2" text:outline-level="1">Project Concept</text:h>
        <text:p text:style-name="P6"><text:span text:style-name="T5">Website</text:span> is designed to make use of GPX files, processing them and extracting information related to users’ routes and details of those, <text:span text:style-name="T8">as</text:span> mentioned below. The app is intended for <text:s/>anyone who enjoys traveling by foot or jogging.</text:p>
        <text:p text:style-name="P5">“Leg-It” enables the use of a number of useful features, which include:</text:p>
        <text:p text:style-name="P5">- Route planning</text:p>
        <text:p text:style-name="P5">- Measuring distance</text:p>
        <text:p text:style-name="P5">- <text:span text:style-name="T2">Measure height difference along the route</text:span></text:p>
        <text:p text:style-name="P6">- Display <text:span text:style-name="T5">estimated </text:span>heart rate</text:p>
        <text:p text:style-name="P6">- Display cadence</text:p>
        <text:h text:style-name="Heading_20_2" text:outline-level="2"><text:span text:style-name="T3">#</text:span>Implementation</text:h>
        <text:p text:style-name="Standard">Provide a technical overview of how the system is implemented. <text:s/>You may find it helpful to include diagrams providing an overview of the architecture. </text:p>
        <text:h text:style-name="Heading_20_2" text:outline-level="2">Peer Assessment</text:h>
        <text:p text:style-name="P7">According to the feedback from peer assessment<text:span text:style-name="T5">s</text:span> <text:span text:style-name="T5">the</text:span> project’s concept was concise and clear. The only <text:span text:style-name="T5">issue presented to us</text:span> was that user/login <text:span text:style-name="T5">functionality </text:span>is unnecessary <text:span text:style-name="T5">and overly complicated </text:span>for such a system. <text:span text:style-name="T5">T</text:span>his advice was taken seriously and <text:span text:style-name="T5">after a team discussion </text:span>the feature was removed from planning and <text:span text:style-name="T5">the </text:span>final implementation of application.</text:p>
        <text:h text:style-name="Heading_20_1" text:outline-level="1"><text:span text:style-name="T3">#</text:span>Evaluation</text:h>
        <text:p text:style-name="Standard">Provide a detailed description of how you completed the evaluation of your prototype. <text:s/>You are expected to include a combination of quantitative and qualitative results.</text:p>
        <text:h text:style-name="Heading_20_2" text:outline-level="2"><text:span text:style-name="T3">#</text:span>Results</text:h>
        <text:p text:style-name="Standard">The analysis of your evaluation should be presented clearly in its own section. <text:s/>Use subheadings if needed to organize your results.</text:p>
        <text:h text:style-name="P8" text:outline-level="1"><text:span text:style-name="T3">#</text:span>Discussion</text:h>
        <text:p text:style-name="Standard">Provide a discussion of the results, including comments about future work and ways you might improve the design of your system.</text:p>
        <text:h text:style-name="Heading_20_1" text:outline-level="1"><text:span text:style-name="T3">#</text:span>Conclusion</text:h>
        <text:p text:style-name="Standard">Provide a conclusion that summarizes your project.<text:bookmark text:name="_GoBack"/></text:p>
        <text:h text:style-name="Heading_20_1" text:outline-level="1"><text:span text:style-name="T3">#</text:span>REFERENCES</text:h>
        <text:p text:style-name="Standard">You may find it helpful to include references to any material that has informed your design or your evaluation. <text:s/>Use citations as a way to support decisions you have made during the design and to support your approach to evaluating and analyzing your project.</text:p>
        <text:list xml:id="list3842055288" text:style-name="WWNum15">
          <text:list-item>
            <text:p text:style-name="P10">@_CHINOSAUR. 2014. VENUE IS TOO COLD. #BINGO #CHI2016. Tweet. (1 May, 2014). Retrieved February 2, 2014 from https://twitter.com/_CHINOSAUR/status/46186431741598924<text:bookmark text:name="_Ref279752164"/><text:bookmark text:name="_Ref279752146"/><text:bookmark text:name="_Ref279753835"/>8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0pt" fo:language="en" fo:country="US" style:letter-kerning="true" style:font-name-asian="Times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" fo:font-size="10pt" fo:language="en" fo:country="US" style:letter-kerning="true" style:font-name-asian="Times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loext:contextual-spacing="false" fo:text-align="justify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Standard" style:default-outline-level="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cm" loext:contextual-spacing="false" fo:keep-together="always" fo:keep-with-next="always"/>
      <style:text-properties fo:text-transform="uppercase" style:font-name="Arial" fo:font-family="Arial" style:font-family-generic="roman" style:font-pitch="variable" fo:font-size="9pt" fo:font-weight="bold" style:letter-kerning="true" style:font-size-asian="9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variant="normal" fo:text-transform="none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text-properties fo:font-style="italic" fo:font-weight="normal" style:font-style-asian="italic" style:font-weight-asian="normal"/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paragraph-properties fo:margin-top="0.423cm" fo:margin-bottom="0.106cm" loext:contextual-spacing="false"/>
      <style:text-properties fo:font-style="normal" style:text-underline-style="solid" style:text-underline-width="auto" style:text-underline-color="font-color" style:font-style-asian="normal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text-properties style:text-underline-style="non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11pt" style:font-size-asian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roman" style:font-pitch="variable"/>
    </style:style>
    <style:style style:name="Author" style:family="paragraph" style:parent-style-name="Standard" style:default-outline-level="">
      <style:paragraph-properties fo:margin-top="0cm" fo:margin-bottom="0cm" loext:contextual-spacing="false" fo:text-align="center" style:justify-single-word="false"/>
      <style:text-properties fo:color="#000000" fo:font-size="12pt" fo:font-weight="bold" style:font-size-asian="12pt" style:font-weight-asian="bold"/>
    </style:style>
    <style:style style:name="Title" style:family="paragraph" style:parent-style-name="Standard" style:default-outline-level="1" style:list-style-name="" style:class="chapter">
      <style:paragraph-properties fo:margin-top="0.494cm" fo:margin-bottom="0.212cm" loext:contextual-spacing="false" fo:text-align="center" style:justify-single-word="false"/>
      <style:text-properties style:font-name="Arial" fo:font-family="Arial" style:font-family-generic="roman" style:font-pitch="variable" fo:font-size="18pt" fo:font-weight="bold" style:letter-kerning="true" style:font-size-asian="18pt" style:font-weight-asian="bold"/>
    </style:style>
    <style:style style:name="Block_20_Text" style:display-name="Block Text" style:family="paragraph" style:parent-style-name="Standard" style:default-outline-level="">
      <style:paragraph-properties fo:margin-left="2.54cm" fo:margin-right="2.54cm" fo:text-indent="0cm" style:auto-text-indent="false"/>
    </style:style>
    <style:style style:name="caption" style:family="paragraph" style:parent-style-name="Standard" style:next-style-name="Standard" style:auto-update="true" style:default-outline-level="">
      <style:paragraph-properties fo:margin-top="0.106cm" fo:margin-bottom="0.212cm" loext:contextual-spacing="false"/>
      <style:text-properties fo:font-size="9pt" fo:font-weight="bold" style:font-size-asian="9pt" style:font-weight-asian="bold"/>
    </style:style>
    <style:style style:name="annotation_20_text" style:display-name="annotation text" style:family="paragraph" style:parent-style-name="Standard" style:default-outline-level=""/>
    <style:style style:name="footnote_20_text" style:display-name="footnote text" style:family="paragraph" style:parent-style-name="Standard" style:default-outline-level="">
      <style:paragraph-properties>
        <style:tab-stops>
          <style:tab-stop style:position="0.635cm"/>
        </style:tab-stops>
      </style:paragraph-properties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auto-update="true" style:default-outline-level=""/>
    <style:style style:name="List_20_Bullet_20_2" style:display-name="List Bullet 2" style:family="paragraph" style:parent-style-name="Standard" style:auto-update="true" style:default-outline-level=""/>
    <style:style style:name="List_20_Bullet_20_3" style:display-name="List Bullet 3" style:family="paragraph" style:parent-style-name="Standard" style:auto-update="true" style:default-outline-level=""/>
    <style:style style:name="List_20_Bullet_20_4" style:display-name="List Bullet 4" style:family="paragraph" style:parent-style-name="Standard" style:auto-update="true" style:default-outline-level=""/>
    <style:style style:name="List_20_Bullet_20_5" style:display-name="List Bullet 5" style:family="paragraph" style:parent-style-name="Standard" style:auto-update="true" style:default-outline-level=""/>
    <style:style style:name="List_20_Continue" style:display-name="List Continue" style:family="paragraph" style:parent-style-name="Standard" style:default-outline-level="">
      <style:paragraph-properties fo:margin-left="0.635cm" fo:margin-right="0cm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text-indent="0cm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ullet" style:family="paragraph" style:parent-style-name="Standard" style:default-outline-level="">
      <style:paragraph-properties fo:margin-left="0.318cm" fo:margin-right="0cm" fo:margin-top="0cm" fo:margin-bottom="0.141cm" loext:contextual-spacing="false" fo:text-indent="-0.318cm" style:auto-text-indent="false" style:punctuation-wrap="hanging" style:vertical-align="baseline">
        <style:tab-stops>
          <style:tab-stop style:position="0.318cm"/>
        </style:tab-stops>
      </style:paragraph-properties>
    </style:style>
    <style:style style:name="Paper-Title" style:family="paragraph" style:parent-style-name="Standard" style:default-outline-level="">
      <style:paragraph-properties fo:text-align="center" style:justify-single-word="false" style:punctuation-wrap="hanging" style:vertical-align="baseline"/>
      <style:text-properties style:font-name="Helvetica" fo:font-family="Helvetica" style:font-family-generic="roman" style:font-pitch="variable" fo:font-size="18pt" fo:font-weight="bold" style:font-size-asian="18pt" style:font-weight-asian="bold"/>
    </style:style>
    <style:style style:name="References" style:family="paragraph" style:parent-style-name="Standard" style:default-outline-level="">
      <style:paragraph-properties fo:margin-left="0.635cm" fo:margin-right="0cm" fo:margin-top="0cm" fo:margin-bottom="0.141cm" loext:contextual-spacing="false" fo:text-align="start" style:justify-single-word="false" fo:text-indent="0cm" style:auto-text-indent="false" style:punctuation-wrap="hanging" style:vertical-align="baseline"/>
    </style:style>
    <style:style style:name="Abstract" style:family="paragraph" style:parent-style-name="Heading_20_1" style:default-outline-level="">
      <style:paragraph-properties fo:margin-top="0.071cm" fo:margin-bottom="0cm" loext:contextual-spacing="false"/>
      <style:text-properties style:font-name="Times New Roman" fo:font-family="'Times New Roman'" style:font-family-generic="roman" style:font-pitch="variable" fo:font-size="12pt" style:letter-kerning="true" style:font-size-asian="12pt"/>
    </style:style>
    <style:style style:name="Affiliation" style:family="paragraph" style:parent-style-name="Author" style:default-outline-level="">
      <style:text-properties fo:font-weight="normal" style:font-weight-asian="normal"/>
    </style:style>
    <style:style style:name="Figure" style:family="paragraph" style:parent-style-name="Standard" style:default-outline-level="">
      <style:paragraph-properties fo:margin-top="0cm" fo:margin-bottom="0cm" loext:contextual-spacing="false"/>
    </style:style>
    <style:style style:name="Copyright" style:family="paragraph" style:parent-style-name="Standard" style:default-outline-level="">
      <style:paragraph-properties fo:margin-top="0cm" fo:margin-bottom="0cm" loext:contextual-spacing="false"/>
      <style:text-properties fo:font-size="8pt" style:font-size-asian="8pt"/>
    </style:style>
    <style:style style:name="cell" style:family="paragraph" style:parent-style-name="Standard" style:default-outline-level="">
      <style:paragraph-properties fo:text-align="center" style:justify-single-word="false" fo:keep-together="always" fo:keep-with-next="always"/>
      <style:text-properties fo:font-weight="bold" style:font-weight-asian="bold"/>
    </style:style>
    <style:style style:name="Table_20_Text" style:display-name="Table Text" style:family="paragraph" style:parent-style-name="Standard" style:default-outline-level="">
      <style:paragraph-properties fo:margin-top="0.071cm" fo:margin-bottom="0.071cm" loext:contextual-spacing="false" fo:text-align="end" style:justify-single-word="false" fo:keep-together="always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Link" style:family="paragraph" style:parent-style-name="Standard" style:default-outline-level="">
      <style:text-properties fo:color="#2e74b5" fo:font-size="9pt" style:font-size-asian="9pt" style:font-size-complex="9pt"/>
    </style:style>
    <style:style style:name="Author_20_Name" style:display-name="Author Name" style:family="paragraph" style:parent-style-name="Author" style:default-outline-level=""/>
    <style:style style:name="Author_20_Affiliation" style:display-name="Author Affiliation" style:family="paragraph" style:parent-style-name="Affiliation" style:default-outline-level=""/>
    <style:style style:name="Style_20_Description" style:display-name="Style Description" style:family="paragraph" style:parent-style-name="Standard" style:default-outline-level="">
      <style:text-properties style:font-name="Courier New" fo:font-family="'Courier New'" style:font-family-generic="roman" style:font-pitch="variable" fo:font-size="9pt" style:font-size-asian="9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Table_20_-_20_SIGCHI" style:display-name="Table - SIGCHI" style:family="paragraph" style:parent-style-name="Standard" style:auto-update="true" style:default-outline-level="">
      <style:paragraph-properties fo:margin-top="0cm" fo:margin-bottom="0.106cm" loext:contextual-spacing="false" style:line-height-at-least="0cm" fo:text-align="end" style:justify-single-word="false"/>
      <style:text-properties style:font-name="Verdana" fo:font-family="Verdana" style:font-family-generic="roman" style:font-pitch="variable" fo:font-size="8.5pt" style:letter-kerning="true" style:font-size-asian="8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/>
    </style:style>
    <style:style style:name="Author_20_Char" style:display-name="Author Char" style:family="text" style:parent-style-name="Default_20_Paragraph_20_Fon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page_20_number" style:display-name="page number" style:family="text" style:parent-style-name="Default_20_Paragraph_20_Font"/>
    <style:style style:name="footnote_20_reference" style:display-name="footnote reference" style:family="text">
      <style:text-properties style:text-position="super 58%"/>
    </style:style>
    <style:style style:name="annotation_20_reference" style:display-name="annotation reference" style:family="text">
      <style:text-properties fo:font-size="8pt" style:font-size-asian="8pt"/>
    </style:style>
    <style:style style:name="Internet_20_link" style:display-name="Internet link" style:family="text">
      <style:text-properties fo:color="#4173af" fo:font-size="10pt" style:font-size-asian="10pt" style:font-size-complex="10pt"/>
    </style:style>
    <style:style style:name="Affiliation_20_Char" style:display-name="Affiliation Char" style:family="text" style:parent-style-name="Author_20_Char">
      <style:text-properties fo:color="#000000" style:font-name="Times New Roman" fo:font-family="'Times New Roman'" style:font-family-generic="roman" style:font-pitch="variable" fo:font-size="12pt" fo:font-weight="normal" style:font-name-asian="Times New Roman1" style:font-family-asian="'Times New Roman'" style:font-family-generic-asian="system" style:font-pitch-asian="variable" style:font-size-asian="12pt" style:font-weight-asian="normal"/>
    </style:style>
    <style:style style:name="FollowedHyperlink" style:family="text" style:parent-style-name="Internet_20_link">
      <style:text-properties fo:color="#4f81bd" fo:font-size="10pt" style:font-size-asian="10pt" style:font-size-complex="10pt"/>
    </style:style>
    <style:style style:name="Link_20_Char" style:display-name="Link Char" style:family="text">
      <style:text-properties fo:color="#2e74b5"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size-complex="9pt"/>
    </style:style>
    <style:style style:name="Author_20_Name_20_Char" style:display-name="Author Name Char" style:family="text" style:parent-style-name="Author_20_Char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Author_20_Affiliation_20_Char" style:display-name="Author Affiliation Char" style:family="text" style:parent-style-name="Affiliation_20_Char">
      <style:text-properties fo:color="#000000" style:font-name="Times New Roman" fo:font-family="'Times New Roman'" style:font-family-generic="roman" style:font-pitch="variable" fo:font-size="12pt" fo:font-weight="normal" style:font-name-asian="Times New Roman1" style:font-family-asian="'Times New Roman'" style:font-family-generic-asian="system" style:font-pitch-asian="variable" style:font-size-asian="12pt" style:font-weight-asian="normal"/>
    </style:style>
    <style:style style:name="Style_20_Description_20_Char" style:display-name="Style Description Char" style:family="text" style:parent-style-name="Default_20_Paragraph_20_Font">
      <style:text-properties style:font-name="Courier New" fo:font-family="'Courier New'" style:font-family-generic="roman" style:font-pitch="variable" fo:font-size="9pt" style:font-name-asian="Times New Roman1" style:font-family-asian="'Times New Roman'" style:font-family-generic-asian="system" style:font-pitch-asian="variable" style:font-size-asian="9pt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ListLabel_20_16" style:display-name="ListLabel 16" style:family="text">
      <style:text-properties fo:font-size="8pt" style:font-size-asian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159cm" fo:margin-bottom="2.54cm" fo:margin-left="1.905cm" fo:margin-right="1.90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905cm" fo:margin-bottom="2.54cm" fo:margin-left="1.905cm" fo:margin-right="1.905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GCHI Conference Paper Format</dc:title>
    <meta:initial-creator>SIGCHI</meta:initial-creator>
    <meta:keyword>Guides</meta:keyword>
    <meta:keyword>instructions</meta:keyword>
    <meta:keyword>Author's</meta:keyword>
    <meta:keyword>kit</meta:keyword>
    <meta:keyword>Conference</meta:keyword>
    <meta:keyword>Publications</meta:keyword>
    <meta:editing-cycles>9</meta:editing-cycles>
    <meta:print-date>2016-02-17T19:22:00</meta:print-date>
    <meta:creation-date>2017-10-16T06:55:00</meta:creation-date>
    <dc:date>2018-11-22T19:28:36.835634405</dc:date>
    <meta:editing-duration>PT1H15M18S</meta:editing-duration>
    <meta:generator>LibreOffice/5.3.6.1$Linux_X86_64 LibreOffice_project/30$Build-1</meta:generator>
    <meta:document-statistic meta:table-count="0" meta:image-count="0" meta:object-count="0" meta:page-count="1" meta:paragraph-count="31" meta:word-count="420" meta:character-count="2666" meta:non-whitespace-character-count="2271"/>
    <meta:user-defined meta:name="AppVersion">15.0000</meta:user-defined>
    <meta:user-defined meta:name="Company">AC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PublishHeaderText" meta:value-type="string"> </meta:user-defined>
    <meta:user-defined meta:name="ReviewHeaderText" meta:value-type="string">For review only – do not cite or distribut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